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apple-system" svg:font-family="apple-system, BlinkMacSystemFont, 'Segoe UI', Roboto, 'Noto Sans', Ubuntu, Cantarell, 'Helvetica Neue', sans-serif, 'Apple Color Emoji', 'Segoe UI Emoji', 'Segoe UI Symbol', 'Noto Color Emoji'"/>
    <style:font-face style:name="monospace" svg:font-family="monospace"/>
    <style:font-face style:name="FreeSans1" svg:font-family="FreeSans" style:font-family-generic="swiss"/>
    <style:font-face style:name="Noto Sans CJK SC Regular" svg:font-family="'Noto Sans CJK SC Regular'"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office:font-face-decls>
  <office:automatic-styles>
    <style:style style:name="P1" style:family="paragraph" style:parent-style-name="Text_20_body">
      <style:text-properties officeooo:paragraph-rsid="000e3afa"/>
    </style:style>
    <style:style style:name="P2" style:family="paragraph" style:parent-style-name="Text_20_body">
      <style:text-properties officeooo:rsid="0011da6a" officeooo:paragraph-rsid="0011da6a"/>
    </style:style>
    <style:style style:name="P3" style:family="paragraph" style:parent-style-name="Text_20_body">
      <style:text-properties officeooo:paragraph-rsid="001f00e3"/>
    </style:style>
    <style:style style:name="P4" style:family="paragraph" style:parent-style-name="Text_20_body">
      <style:text-properties fo:language="de" fo:country="DE" officeooo:rsid="000c2f52" officeooo:paragraph-rsid="000c2f52"/>
    </style:style>
    <style:style style:name="P5" style:family="paragraph" style:parent-style-name="Text_20_body">
      <style:text-properties fo:language="de" fo:country="DE" officeooo:rsid="001b3465" officeooo:paragraph-rsid="001b3465"/>
    </style:style>
    <style:style style:name="P6" style:family="paragraph" style:parent-style-name="Text_20_body">
      <style:text-properties fo:language="de" fo:country="DE" style:text-underline-style="solid" style:text-underline-width="auto" style:text-underline-color="font-color" officeooo:rsid="00222b88" officeooo:paragraph-rsid="00222b88"/>
    </style:style>
    <style:style style:name="P7" style:family="paragraph" style:parent-style-name="Text_20_body">
      <style:text-properties fo:language="de" fo:country="DE" style:text-underline-style="solid" style:text-underline-width="auto" style:text-underline-color="font-color" officeooo:rsid="000e3afa" officeooo:paragraph-rsid="000e3afa"/>
    </style:style>
    <style:style style:name="P8" style:family="paragraph" style:parent-style-name="Text_20_body">
      <style:text-properties fo:language="de" fo:country="DE" style:text-underline-style="solid" style:text-underline-width="auto" style:text-underline-color="font-color" officeooo:rsid="00211a6f" officeooo:paragraph-rsid="00211a6f"/>
    </style:style>
    <style:style style:name="P9" style:family="paragraph" style:parent-style-name="Text_20_body">
      <style:text-properties fo:language="de" fo:country="DE" style:text-underline-style="solid" style:text-underline-width="auto" style:text-underline-color="font-color" fo:font-weight="bold" officeooo:rsid="002a72fd" officeooo:paragraph-rsid="002a72fd" style:font-weight-asian="bold" style:font-weight-complex="bold"/>
    </style:style>
    <style:style style:name="P10" style:family="paragraph" style:parent-style-name="Text_20_body">
      <style:text-properties fo:language="de" fo:country="DE" style:text-underline-style="solid" style:text-underline-width="auto" style:text-underline-color="font-color" officeooo:rsid="00361535" officeooo:paragraph-rsid="00361535"/>
    </style:style>
    <style:style style:name="P11" style:family="paragraph" style:parent-style-name="Text_20_body">
      <style:text-properties fo:language="de" fo:country="DE" officeooo:rsid="001d9e19" officeooo:paragraph-rsid="001d9e19"/>
    </style:style>
    <style:style style:name="P12" style:family="paragraph" style:parent-style-name="Text_20_body">
      <style:text-properties fo:language="de" fo:country="DE" fo:font-style="italic" style:font-style-asian="italic" style:font-style-complex="italic"/>
    </style:style>
    <style:style style:name="P13" style:family="paragraph" style:parent-style-name="Text_20_body">
      <style:text-properties fo:language="de" fo:country="DE" officeooo:rsid="001f00e3" officeooo:paragraph-rsid="001f00e3"/>
    </style:style>
    <style:style style:name="P14" style:family="paragraph" style:parent-style-name="Text_20_body">
      <style:text-properties fo:language="de" fo:country="DE" officeooo:rsid="002709bc" officeooo:paragraph-rsid="002709bc"/>
    </style:style>
    <style:style style:name="P15" style:family="paragraph" style:parent-style-name="Text_20_body">
      <style:text-properties fo:language="de" fo:country="DE" fo:font-weight="bold" officeooo:rsid="002a72fd" officeooo:paragraph-rsid="002a72fd" style:font-weight-asian="bold" style:font-weight-complex="bold"/>
    </style:style>
    <style:style style:name="P16" style:family="paragraph" style:parent-style-name="Text_20_body">
      <style:text-properties fo:language="de" fo:country="DE" fo:font-weight="bold" officeooo:rsid="0036c766" officeooo:paragraph-rsid="0036c766" style:font-weight-asian="bold" style:font-weight-complex="bold"/>
    </style:style>
    <style:style style:name="P17" style:family="paragraph" style:parent-style-name="Text_20_body">
      <style:text-properties fo:language="de" fo:country="DE" officeooo:paragraph-rsid="002e11ce"/>
    </style:style>
    <style:style style:name="P18" style:family="paragraph" style:parent-style-name="Text_20_body">
      <style:text-properties fo:language="de" fo:country="DE" officeooo:rsid="0013da1a" officeooo:paragraph-rsid="0013da1a"/>
    </style:style>
    <style:style style:name="P19" style:family="paragraph" style:parent-style-name="Text_20_body">
      <style:text-properties officeooo:paragraph-rsid="00397580"/>
    </style:style>
    <style:style style:name="P20" style:family="paragraph" style:parent-style-name="Title">
      <style:text-properties fo:language="de" fo:country="DE" officeooo:rsid="000aa359" officeooo:paragraph-rsid="000aa359"/>
    </style:style>
    <style:style style:name="P21" style:family="paragraph" style:parent-style-name="Text_20_body">
      <style:paragraph-properties fo:margin-left="0in" fo:margin-right="0in" fo:margin-top="0in" fo:margin-bottom="0.1665in" loext:contextual-spacing="false" fo:text-align="start" style:justify-single-word="false" fo:orphans="2" fo:widows="2" fo:text-indent="0in" style:auto-text-indent="false"/>
      <style:text-properties fo:font-variant="normal" fo:text-transform="none" fo:color="#2e2e2e" style:font-name="apple-system" fo:font-size="10.5pt" fo:letter-spacing="normal" fo:language="de" fo:country="DE" fo:font-style="normal" fo:font-weight="normal"/>
    </style:style>
    <style:style style:name="P22"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2e2e2e" style:font-name="apple-system" fo:font-size="10.5pt" fo:letter-spacing="normal" fo:language="de" fo:country="DE" fo:font-style="normal" fo:font-weight="normal"/>
    </style:style>
    <style:style style:name="P23" style:family="paragraph" style:parent-style-name="Standard">
      <style:text-properties fo:language="de" fo:country="DE"/>
    </style:style>
    <style:style style:name="P24" style:family="paragraph" style:parent-style-name="Standard">
      <style:text-properties fo:language="de" fo:country="DE" officeooo:rsid="0010366f" officeooo:paragraph-rsid="0010366f"/>
    </style:style>
    <style:style style:name="P25" style:family="paragraph" style:parent-style-name="Heading_20_1">
      <style:text-properties fo:language="de" fo:country="DE" officeooo:rsid="000c2f52" officeooo:paragraph-rsid="000c2f52"/>
    </style:style>
    <style:style style:name="P26" style:family="paragraph" style:parent-style-name="Heading_20_1">
      <style:paragraph-properties fo:margin-left="0in" fo:margin-right="0in" fo:margin-top="0in" fo:margin-bottom="0.1665in" loext:contextual-spacing="false" fo:line-height="120%" fo:text-align="start" style:justify-single-word="false" fo:orphans="2" fo:widows="2" fo:text-indent="0in" style:auto-text-indent="false" fo:padding-left="0in" fo:padding-right="0in" fo:padding-top="0in" fo:padding-bottom="0.0193in" fo:border-left="none" fo:border-right="none" fo:border-top="none" fo:border-bottom="0.06pt solid #eaeaea"/>
      <style:text-properties fo:font-variant="normal" fo:text-transform="none" fo:color="#2e2e2e" style:font-name="apple-system" fo:font-size="10.5pt" fo:letter-spacing="normal" fo:language="de" fo:country="DE" fo:font-style="normal" fo:font-weight="bold"/>
    </style:style>
    <style:style style:name="P27" style:family="paragraph" style:parent-style-name="Heading_20_1">
      <style:paragraph-properties fo:margin-left="0in" fo:margin-right="0in" fo:margin-top="0.25in" fo:margin-bottom="0.1665in" loext:contextual-spacing="false" fo:line-height="120%" fo:text-align="start" style:justify-single-word="false" fo:orphans="2" fo:widows="2" fo:text-indent="0in" style:auto-text-indent="false" fo:padding-left="0in" fo:padding-right="0in" fo:padding-top="0in" fo:padding-bottom="0.0193in" fo:border-left="none" fo:border-right="none" fo:border-top="none" fo:border-bottom="0.06pt solid #eaeaea"/>
      <style:text-properties fo:font-variant="normal" fo:text-transform="none" fo:color="#2e2e2e" style:font-name="apple-system" fo:font-size="10.5pt" fo:letter-spacing="normal" fo:language="de" fo:country="DE" fo:font-style="normal" fo:font-weight="bold"/>
    </style:style>
    <style:style style:name="P28" style:family="paragraph" style:parent-style-name="Heading_20_2">
      <style:text-properties fo:language="de" fo:country="DE"/>
    </style:style>
    <style:style style:name="P29" style:family="paragraph" style:parent-style-name="Heading_20_2">
      <style:text-properties fo:language="de" fo:country="DE" officeooo:rsid="000d1105" officeooo:paragraph-rsid="000d1105"/>
    </style:style>
    <style:style style:name="P30" style:family="paragraph" style:parent-style-name="Heading_20_2">
      <style:text-properties fo:language="de" fo:country="DE" officeooo:rsid="0011da6a" officeooo:paragraph-rsid="0011da6a"/>
    </style:style>
    <style:style style:name="P31" style:family="paragraph" style:parent-style-name="Heading_20_2">
      <style:text-properties fo:language="de" fo:country="DE" officeooo:rsid="001d9e19" officeooo:paragraph-rsid="001d9e19"/>
    </style:style>
    <style:style style:name="P32" style:family="paragraph" style:parent-style-name="Heading_20_2">
      <style:text-properties fo:language="de" fo:country="DE" officeooo:rsid="000c2f52" officeooo:paragraph-rsid="001d9e19"/>
    </style:style>
    <style:style style:name="P33" style:family="paragraph" style:parent-style-name="Heading_20_2">
      <style:text-properties fo:language="de" fo:country="DE" officeooo:rsid="000e3afa" officeooo:paragraph-rsid="000e3afa"/>
    </style:style>
    <style:style style:name="P34" style:family="paragraph" style:parent-style-name="Heading_20_2">
      <style:text-properties fo:font-variant="normal" fo:text-transform="none" fo:color="#2e2e2e" style:font-name="apple-system" fo:font-size="10.5pt" fo:letter-spacing="normal" fo:language="de" fo:country="DE" fo:font-style="normal" fo:font-weight="bold" officeooo:rsid="0018515c" officeooo:paragraph-rsid="0018515c"/>
    </style:style>
    <style:style style:name="P35" style:family="paragraph" style:parent-style-name="Heading_20_3">
      <style:text-properties officeooo:rsid="00397580" officeooo:paragraph-rsid="00397580"/>
    </style:style>
    <style:style style:name="P36" style:family="paragraph" style:parent-style-name="Heading_20_3">
      <style:text-properties fo:language="de" fo:country="DE"/>
    </style:style>
    <style:style style:name="P37" style:family="paragraph" style:parent-style-name="Text_20_body">
      <style:text-properties fo:language="de" fo:country="DE" officeooo:rsid="0018515c" officeooo:paragraph-rsid="001cacb9"/>
    </style:style>
    <style:style style:name="P38" style:family="paragraph" style:parent-style-name="Text_20_body">
      <style:text-properties officeooo:paragraph-rsid="0036c766"/>
    </style:style>
    <style:style style:name="P39" style:family="paragraph" style:parent-style-name="Text_20_body">
      <style:text-properties officeooo:rsid="003d4bf3" officeooo:paragraph-rsid="003d4bf3"/>
    </style:style>
    <style:style style:name="P40" style:family="paragraph" style:parent-style-name="Text_20_body">
      <style:text-properties officeooo:paragraph-rsid="002e11ce"/>
    </style:style>
    <style:style style:name="P41" style:family="paragraph" style:parent-style-name="Text_20_body" style:list-style-name="L1">
      <style:paragraph-properties fo:margin-left="0.2917in" fo:margin-right="0in" fo:margin-top="0in" fo:margin-bottom="0.0972in" loext:contextual-spacing="false" fo:text-align="start" style:justify-single-word="false" fo:orphans="2" fo:widows="2" fo:text-indent="0in" style:auto-text-indent="false" fo:padding="0in" fo:border="none"/>
      <style:text-properties fo:font-variant="normal" fo:text-transform="none" fo:color="#2e2e2e" style:font-name="apple-system" fo:font-size="10.5pt" fo:letter-spacing="normal" fo:language="de" fo:country="DE" fo:font-style="normal" fo:font-weight="normal"/>
    </style:style>
    <style:style style:name="P42" style:family="paragraph" style:parent-style-name="Text_20_body" style:list-style-name="L1">
      <style:paragraph-properties fo:margin-left="0.2917in" fo:margin-right="0in" fo:margin-top="0in" fo:margin-bottom="0.1665in" loext:contextual-spacing="false" fo:text-align="start" style:justify-single-word="false" fo:orphans="2" fo:widows="2" fo:text-indent="0in" style:auto-text-indent="false" fo:padding="0in" fo:border="none"/>
      <style:text-properties fo:font-variant="normal" fo:text-transform="none" fo:color="#2e2e2e" style:font-name="apple-system" fo:font-size="10.5pt" fo:letter-spacing="normal" fo:language="de" fo:country="DE" fo:font-style="normal" fo:font-weight="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211a6f"/>
    </style:style>
    <style:style style:name="T3" style:family="text">
      <style:text-properties style:text-underline-style="solid" style:text-underline-width="auto" style:text-underline-color="font-color" fo:font-weight="normal" officeooo:rsid="002e11ce" style:font-weight-asian="normal" style:font-weight-complex="normal"/>
    </style:style>
    <style:style style:name="T4" style:family="text">
      <style:text-properties fo:font-variant="normal" fo:text-transform="none" fo:color="#000000" style:font-name="monospace" fo:font-size="10.5pt" fo:letter-spacing="normal" fo:font-style="normal" fo:font-weight="normal"/>
    </style:style>
    <style:style style:name="T5" style:family="text">
      <style:text-properties style:text-underline-style="none"/>
    </style:style>
    <style:style style:name="T6" style:family="text">
      <style:text-properties style:text-underline-style="none" officeooo:rsid="00289fbc"/>
    </style:style>
    <style:style style:name="T7" style:family="text">
      <style:text-properties style:text-underline-style="none" fo:font-weight="normal" style:font-weight-asian="normal" style:font-weight-complex="normal"/>
    </style:style>
    <style:style style:name="T8" style:family="text">
      <style:text-properties style:text-underline-style="none" fo:font-weight="normal" officeooo:rsid="002e11ce" style:font-weight-asian="normal" style:font-weight-complex="normal"/>
    </style:style>
    <style:style style:name="T9" style:family="text">
      <style:text-properties style:text-underline-style="none" officeooo:rsid="002b41a9"/>
    </style:style>
    <style:style style:name="T10" style:family="text">
      <style:text-properties style:text-underline-style="none" officeooo:rsid="002bf8da"/>
    </style:style>
    <style:style style:name="T11" style:family="text">
      <style:text-properties style:text-underline-style="none" officeooo:rsid="0034199a"/>
    </style:style>
    <style:style style:name="T12" style:family="text">
      <style:text-properties style:text-underline-style="none" officeooo:rsid="0035e1ae"/>
    </style:style>
    <style:style style:name="T13" style:family="text">
      <style:text-properties officeooo:rsid="0016b890"/>
    </style:style>
    <style:style style:name="T14" style:family="text">
      <style:text-properties fo:font-weight="bold" style:font-weight-asian="bold" style:font-weight-complex="bold"/>
    </style:style>
    <style:style style:name="T15" style:family="text">
      <style:text-properties officeooo:rsid="00211a6f"/>
    </style:style>
    <style:style style:name="T16" style:family="text">
      <style:text-properties fo:font-weight="normal" style:font-weight-asian="normal" style:font-weight-complex="normal"/>
    </style:style>
    <style:style style:name="T17" style:family="text">
      <style:text-properties fo:language="de" fo:country="DE"/>
    </style:style>
    <style:style style:name="T18" style:family="text">
      <style:text-properties fo:language="de" fo:country="DE" officeooo:rsid="0013da1a"/>
    </style:style>
    <style:style style:name="T19" style:family="text">
      <style:text-properties fo:language="de" fo:country="DE" style:text-underline-style="solid" style:text-underline-width="auto" style:text-underline-color="font-color" officeooo:rsid="001f00e3"/>
    </style:style>
    <style:style style:name="T20" style:family="text">
      <style:text-properties fo:language="de" fo:country="DE" style:text-underline-style="solid" style:text-underline-width="auto" style:text-underline-color="font-color" fo:font-weight="normal" officeooo:rsid="002e11ce" style:font-weight-asian="normal" style:font-weight-complex="normal"/>
    </style:style>
    <style:style style:name="T21" style:family="text">
      <style:text-properties fo:language="de" fo:country="DE" officeooo:rsid="001f00e3"/>
    </style:style>
    <style:style style:name="T22" style:family="text">
      <style:text-properties fo:language="de" fo:country="DE" officeooo:rsid="00211a6f"/>
    </style:style>
    <style:style style:name="T23" style:family="text">
      <style:text-properties fo:language="de" fo:country="DE" style:text-underline-style="none" fo:font-weight="normal" style:font-weight-asian="normal" style:font-weight-complex="normal"/>
    </style:style>
    <style:style style:name="T24" style:family="text">
      <style:text-properties fo:language="de" fo:country="DE" style:text-underline-style="none" fo:font-weight="normal" officeooo:rsid="002e11ce" style:font-weight-asian="normal" style:font-weight-complex="normal"/>
    </style:style>
    <style:style style:name="T25" style:family="text">
      <style:text-properties fo:language="de" fo:country="DE" style:text-underline-style="none" fo:font-weight="normal" officeooo:rsid="002e2911" style:font-weight-asian="normal" style:font-weight-complex="normal"/>
    </style:style>
    <style:style style:name="T26" style:family="text">
      <style:text-properties fo:language="de" fo:country="DE" style:text-underline-style="none" fo:font-weight="normal" officeooo:rsid="003027e9" style:font-weight-asian="normal" style:font-weight-complex="normal"/>
    </style:style>
    <style:style style:name="T27" style:family="text">
      <style:text-properties fo:language="de" fo:country="DE" style:text-underline-style="none" fo:font-weight="normal" officeooo:rsid="0033cf6c" style:font-weight-asian="normal" style:font-weight-complex="normal"/>
    </style:style>
    <style:style style:name="T28" style:family="text">
      <style:text-properties fo:language="de" fo:country="DE" style:text-underline-style="none" fo:font-weight="normal" officeooo:rsid="003b0fb8" style:font-weight-asian="normal" style:font-weight-complex="normal"/>
    </style:style>
    <style:style style:name="T29" style:family="text">
      <style:text-properties fo:language="de" fo:country="DE" style:text-underline-style="none" fo:font-weight="normal" officeooo:rsid="003d4bf3" style:font-weight-asian="normal" style:font-weight-complex="normal"/>
    </style:style>
    <style:style style:name="T30" style:family="text">
      <style:text-properties fo:language="de" fo:country="DE" fo:font-style="normal" style:text-underline-style="solid" style:text-underline-width="auto" style:text-underline-color="font-color" fo:font-weight="normal" officeooo:rsid="0036c766" style:font-style-asian="normal" style:font-weight-asian="normal" style:font-style-complex="normal" style:font-weight-complex="normal"/>
    </style:style>
    <style:style style:name="T31" style:family="text">
      <style:text-properties fo:language="de" fo:country="DE" fo:font-style="normal" style:text-underline-style="none" fo:font-weight="normal" officeooo:rsid="0036c766" style:font-style-asian="normal" style:font-weight-asian="normal" style:font-style-complex="normal" style:font-weight-complex="normal"/>
    </style:style>
    <style:style style:name="T32" style:family="text">
      <style:text-properties fo:language="de" fo:country="DE" fo:font-style="normal" style:text-underline-style="none" fo:font-weight="normal" officeooo:rsid="00377866" style:font-style-asian="normal" style:font-weight-asian="normal" style:font-style-complex="normal" style:font-weight-complex="normal"/>
    </style:style>
    <style:style style:name="T33" style:family="text">
      <style:text-properties fo:language="de" fo:country="DE" fo:font-style="normal" style:text-underline-style="none" fo:font-weight="normal" officeooo:rsid="003d4bf3" style:font-style-asian="normal" style:font-weight-asian="normal" style:font-style-complex="normal" style:font-weight-complex="normal"/>
    </style:style>
    <style:style style:name="T34" style:family="text">
      <style:text-properties fo:language="de" fo:country="DE" officeooo:rsid="00397580"/>
    </style:style>
    <style:style style:name="T35" style:family="text">
      <style:text-properties officeooo:rsid="00397580"/>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Notizbuch zur BA</text:p>
      <text:h text:style-name="P25" text:outline-level="1">API</text:h>
      <text:h text:style-name="P29" text:outline-level="2">Allgemein</text:h>
      <text:p text:style-name="P4">Es gibt eine Vielzahl an Abfragemöglichkeiten, an GET oder POST Requests. POST macht eigentlich wenig Sinn, da ja keine Sensebox betrieben, sondern nur Informationen von Senseboxen eingeholt werden sollen. Viele Funktionen im GET-Bereich sind auch überflüssig. Für die Arbeit sind vermutlich nur die Informationen aus dem “Boxes” Bereich relevant.</text:p>
      <text:p text:style-name="Text_20_body"/>
      <text:h text:style-name="P30" text:outline-level="2">Marktanalyse</text:h>
      <text:p text:style-name="P2"><text:span text:style-name="T17">Die API ist sehr umfangreich und nur ein kleiner Teil davon interessiert. Die Frage ist, ob man eine eigene Lösung implementiert, oder bereits bestehende Wrapper zur API nimmt. Es gibt zahlreiche Hobby-Projekte in den einschlägigen Code-Repos (Github, Bitbucket, etc.) die öffentlich zugänglich sind und mehr oder weniger professionell sind. Die einzige gefundene API-Wrapper implementierung </text:span><text:span text:style-name="T18">in Python </text:span><text:span text:style-name="T17">mit guter Doku, Code und Testabdeckung sowie kontinuierlicher weiterentwicklung in der letzten Zeit ist die der UNI Tübingen. Eine Arbeitsgruppe bastelt unter dem Forschungstitel “</text:span><text:a xlink:type="simple" xlink:href="https://uni-tuebingen.de/fakultaeten/mathematisch-naturwissenschaftliche-fakultaet/fachbereiche/geowissenschaften/arbeitsgruppen/angewandte-geowissenschaften/angewandte-geowissenschaften-zag/umweltphysik/arbeitsgruppe/research/monitoring-natural-co2-emissions-using-a-low-cost-sensor-network/" text:style-name="Internet_20_link" text:visited-style-name="Visited_20_Internet_20_Link">Monitoring natural CO2 emissions using a low-cost sensor network”</text:a><text:span text:style-name="T17"> </text:span><text:span text:style-name="T18">an einem </text:span><text:a xlink:type="simple" xlink:href="https://gitlab.com/tue-umphy/co2mofetten" text:style-name="Internet_20_link" text:visited-style-name="Visited_20_Internet_20_Link">Wrapper</text:a><text:span text:style-name="T18">.</text:span></text:p>
      <text:p text:style-name="P18">In einem ersten Schritt muss der API Wrapper evaluiert werden und mit den eigenen Bedürfnissen abgegblichen werden. In einem zweiten Schritt, muss entschieden werden, ob etwaige fehlende Features in einem eigenen Tool entwickelt werden sollen, oder der bestehende Wrapper der UNI Tübingen um diese Funktionen erweitert werden soll. <text:span text:style-name="T13">Es muss geprüft werden unter welchen Bedingungen der Wrapper Contributions ermöglicht und welche Lizenzbedingungen allgemein für den Code herrschen. Falls die Bedingungen nicht ausreichen, kann gegebenenfalls auch ein Fork des Projekts angestrebt werden.</text:span></text:p>
      <text:h text:style-name="P35" text:outline-level="3">Alternativ-Plan: Database Dumps</text:h>
      <text:p text:style-name="P19"><text:span text:style-name="T35">Schon nach kurzer Zeit kann man feststellen, dass die Arbeit an der Live-API relativ langsam von statten geht. Die Antwortdaten </text:span><text:span text:style-name="T34">alleine</text:span><text:span text:style-name="T35"> für Berlin sind relativ groß und schon bei kleineren Anfragen kommt die Datenbank relativ schnell ins Schwitzen. Man könnte anstelledessen mit dem Datenarchiv arbeiten. Täglich um ca. 6 Uhr morgens werden die Aufzeichnungen aller knapp 6000 Senseboxen in einem Database-Dump veröffentlicht. Die Latenzzeiten für Abfragen wären deutlich geringer, aber man könnte keine Abfragen auf Live-Daten machen. Nun ja, auch das Umweltbundesamt veröffentlicht nur Stündliche Mittelwerte und das auch meist erst ca. eine Stunde verzögert. Im weiteren Verlauf der Arbeit muss kontinuierlich abgewogen werden, was mehr wiegt: Aktualität oder Performance der Abfragen, bzw. was für die Zwecke meiner Abfragen (Berlin, oder spezielle Punkte in Berlin) mehr geeignet ist.</text:span></text:p>
      <text:h text:style-name="P28" text:outline-level="2"><text:soft-page-break/>Evaluation von SenseMapi (UNI-Tübingen):</text:h>
      <text:p text:style-name="P5">Kommunikation mit verantwortlichen ist gut. Es wird nach Collaboratern gesucht und Unterstützung ist erwünscht. Code ist Quellenoffen und steht unter GNU General Public License v3.0 (strenges CopyLeft). Im Projekt gibt es eine Contribution Guideline und spezielle Vorschriften die z.B. für einheitlichen Code sorgen. Eine Pipeline läuft im Hintergrund und sorgt für CI/CD. Das Package ist per pip ohne weitere Umwege installierbar (= öffentlich).</text:p>
      <text:p text:style-name="P37">Das Projekt von der TU Tübingen konzentriert sich hauptsächlich auf die Verwaltung von eigenen Senseboxen und das Posten von Daten hin zur OpenSenseMap. Meine Arbeit soll ja in eine andere Richtung gehen. Trotzdem sind im Projekt bereits grundliegende Strukturen glücklicherweise vorhanden. Es gibt zahlreiche Klassen (SenseBox, SenseBoxCollection) mit vorgefertigten Eigenschaften die für meine speziellen Abfragen wiederverwendet werden können. Es gibt parser die es mir leicht machen (z.B. date2string) die für die API notwendigen formate ohne tiefergehendes Verständnis der Anforderungen (z.B. RFC Time Format) zu bedienen. Die Einarbeitung in den Code ist insgesamt sehr leicht möglich, da alles gut (mindestens jedoch basic) dokumentiert ist und es einen einheitlichen Kommentar und Bedienungsstyl gibt. Aufgrund der nicht exzessiven Größe des Projekts ist es auch leicht globale Zusammenhänge zu verstehen und Code der 1 Jahr alt ist, ist nicht in einem komplett anderem Style wie frischer Code.</text:p>
      <text:p text:style-name="P6">Dokumentation:<text:span text:style-name="T5"> Es gibt einen im Projekt einheitlichen Dokumentationsstyl, den man einhalten muss, damit das Online Wiki automatisch richtig formatiert ist.</text:span></text:p>
      <text:h text:style-name="P31" text:outline-level="2">Issue für SenseMapi erste Route</text:h>
      <text:p text:style-name="P11">Zu Beginn muss ein Issue im Projektmanagement auf GitLab erstellt werden.</text:p>
      <text:p text:style-name="P11">________________________________________________________________________</text:p>
      <text:h text:style-name="P34" text:outline-level="2">Implement Route "Get all senseBoxes"</text:h>
      <text:h text:style-name="P26" text:outline-level="1"><text:bookmark text:name="user-content-new-feature"/>New Feature</text:h>
      <text:p text:style-name="P21">Route implementation to retrieve SenseBoxes matching different type of criteria. For example, this route will let you receive all boxes within a certain area (bbox), or receive only pm10-measuring boxes.</text:p>
      <text:h text:style-name="P27" text:outline-level="1"><text:bookmark text:name="user-content-benefits"/>Benefits</text:h>
      <text:list xml:id="list2613198471" text:style-name="L1">
        <text:list-item>
          <text:p text:style-name="P41">As a user, i want to retreive Information for specific API-Calls as SenseBoxe-Objects.</text:p>
        </text:list-item>
        <text:list-item>
          <text:p text:style-name="P42">As a user, i want to combine multiplec different criteria to retrieve only those SenseBox-Objets i really care about.</text:p>
        </text:list-item>
        <text:list-item>
          <text:p text:style-name="P42">As a user, i want to have comprehensive documentation and comments, that help me provide correct parameters.</text:p>
        </text:list-item>
        <text:list-item>
          <text:p text:style-name="P42">As a user, i want to have a descriptive error handling that guides me in case of false API-Usage.</text:p>
        </text:list-item>
        <text:list-item>
          <text:p text:style-name="P42"><text:soft-page-break/>As a user, i want to retrieve big amounts of data (senseboxes) in a timely manner whilst not exeeding the technical limits of my machine and the web service.</text:p>
        </text:list-item>
      </text:list>
      <text:h text:style-name="P27" text:outline-level="1" text:is-list-header="true"><text:bookmark text:name="user-content-downsidesconflicts"/>Downsides/Conflicts</text:h>
      <text:p text:style-name="P21">Receiving Data (Public GET-Methods) has only a few implementations. Therefore the Code for this route has only few overlaps with other parts of the project. Until now, retrieving boxes is possible via account and via client, where account actually refers to client. For this and for future routes i wanted to focus on client-side implementation. This is no conflict, but could maybe cause a implementation-gap.</text:p>
      <text:h text:style-name="P27" text:outline-level="1"><text:bookmark text:name="user-content-technical-requirements"/>Technical Requirements</text:h>
      <text:p text:style-name="P22">This new route is most likely located in client.py. Since that is already a big Codebase around 600 Lines, it should be considered to outsource this route. It would be nice to get a better overview, especially if there is more (similar) routes that will be implemented in the future. For example the Class could be split in Box/Measurement related sub-classes. I'm actually favoring a split into GET/POST related sub-classes. The API-Requests in this route are hihgly customisable: Different Combinations of Parameters return completly different Data (but always Box-Object-JSON will be returned). The implementation should depict this richt ability of Features and help the user to unfold the (complex) potential of it. Thus a good documentation and precise testing should be considered. Sending API-Calls that deliver a lot of Information in return must also be taken into concern: On the one side, those calls are sometimes necessary, on the other side, you don't want to overload Servers and violate Fair-Use.</text:p>
      <text:h text:style-name="P32" text:outline-level="2">__________________________________________<text:line-break/></text:h>
      <text:h text:style-name="P32" text:outline-level="2">Was kann die API:</text:h>
      <text:p text:style-name="P4"><text:span text:style-name="T1">Boxes</text:span>: Informationen zu einzelnen Boxen abrufen oder verändern</text:p>
      <text:p text:style-name="P4"><text:span text:style-name="T1">Interpolation</text:span>: Informationen vieler Boxen interpolieren</text:p>
      <text:p text:style-name="P4"><text:span text:style-name="T1">Messungen</text:span>: Einzelne oder mehrere Messungen abrufen oder ändern</text:p>
      <text:p text:style-name="P4"><text:span text:style-name="T1">Misc</text:span>: Informationen zum System/API</text:p>
      <text:p text:style-name="P4"><text:span text:style-name="T1">Statistics</text:span>: Einfache, beschreibenden Statistiken eines spez. Zeitfensters ausdrucken</text:p>
      <text:p text:style-name="P4"><text:span text:style-name="T1">User</text:span>: Benutzereinstellungen abrufen oder verändern, User-Related stuff</text:p>
      <text:h text:style-name="P33" text:outline-level="2">Abfragen</text:h>
      <text:p text:style-name="P7">Datumsformat:<text:span text:style-name="T5"> Problem beim erstellen von Datumsgrenzen, weil Pythons datetime nicht die von der API geforderten Suffixe “T” und “Z” erstellen kann und somit streng genommen nicht RFC 3339 konform ist. </text:span></text:p>
      <text:p text:style-name="P23"><text:tab/>Vorgabe:<text:tab/>2018-02-01T23:18:02.412Z<text:line-break/><text:tab/>Python:<text:span text:style-name="T4"><text:tab/>2019-10-06T18:48:58.840932</text:span></text:p>
      <text:p text:style-name="P24"><text:soft-page-break/>Die Formatierung wird dann händisch vorgenommen mit einem strftime-Befehl, bevor ein Datum als Request zur API geht.</text:p>
      <text:h text:style-name="P36" text:outline-level="3">Boxes - Get one senseBox</text:h>
      <text:p text:style-name="P1"><text:a xlink:type="simple" xlink:href="https://api.opensensemap.org/boxes/:senseBoxId?format=:format" text:style-name="Internet_20_link" text:visited-style-name="Visited_20_Internet_20_Link"><text:span text:style-name="T17">https://api.opensensemap.org/boxes/:senseBoxId?format=:format</text:span></text:a></text:p>
      <text:h text:style-name="P36" text:outline-level="3">Boxes - Get all senseBoxes</text:h>
      <text:p text:style-name="P12">With the optional date and phenomenon parameters you can find senseBoxes that have submitted data around that time, +/- 4 hours, or specify two dates separated by a comma.</text:p>
      <text:p text:style-name="P1"><text:a xlink:type="simple" xlink:href="https://api.opensensemap.org/boxes?date=:date&amp;phenomenon=:phenomenon&amp;format=:format" text:style-name="Internet_20_link" text:visited-style-name="Visited_20_Internet_20_Link"><text:span text:style-name="T17">https://api.opensensemap.org/boxes?date=:date&amp;phenomenon=:phenomenon&amp;format=:format</text:span></text:a></text:p>
      <text:p text:style-name="P13"><text:span text:style-name="T14">Hürden</text:span>: </text:p>
      <text:p text:style-name="P3"><text:span text:style-name="T19">Bbox</text:span><text:span text:style-name="T21"> (4 WGS84 Koordinaten): Die einzige zwingend erforderliche Angabe. Eine Bbox besteht aus 4 Geokordinaten und muss zur Api mit einem JSON-Delimiter in der richtigen Reihenfolge übergeben werden. Die Daten müssen handwerklich so aufbereitet werden, dass die User Eingabe keine Fehler erlaubt und außerdem auf Logik überprüft werden: Sind die Daten in der richtigen Reihenfolge? Sind die Datesensemapi.client.SenseMapClient()n formal korrekt (es gibt Mathematische aussschlusskriterien)?Vertausche Werte erzeugen komplett andere Gebiete, zu große Gebiete erzeugen API-Overload. Die Daten können vom Endbenutzer des SenseMapi Tools einfach per List eingespeißt werden. Diese List wird dann im Hintergrund geparsed und formatiert (keine Leerzeichen, Sonderzeichen). Um zu Testen, ob die Funktion wirklich die Boxen im richtigen Umkreis erstellt, kann man sich manuell unter </text:span><text:a xlink:type="simple" xlink:href="http://bboxfinder.com/" text:style-name="Internet_20_link" text:visited-style-name="Visited_20_Internet_20_Link">http://bboxfinder.com/</text:a><text:span text:style-name="T17"> </text:span><text:span text:style-name="T22">eine Area erstellen und diese dann testen. z.B. nimmt man eine Area wo nur eine oder eine speziefische Anzahl an Boxen liegt und testet dann, ob der API-Request eine JSON-Liste in genau der Größe zurückliefert.</text:span></text:p>
      <text:p text:style-name="P13"><text:span text:style-name="T2">Datum:</text:span><text:span text:style-name="T15"> Nur 1 Datum bedeutet: +/- 4h um das angegebene Datum hat die Box etwas gepostet. Datumsspanne (2 Daten) bedeutet, welche Box in diesem Zeitraum etwas gepostet hat. Als Info wird die Box, mit all Ihren Eigenschaften, Status und dem letzten übermittelten Wert zu jedem Sensor übermittelt. Wobei das End-Datum immer das ist, welches weiter in der Vergangenheit liegt, das Startdatum immer näher an der Gegenwart. Das Datum kann vom Endbenutzer als datetime.datetime object übergeben werden und wird vom bereits existierenden Parser (date2str) dann zu einem String im RFC3339Date-Format umgewandelt, den die Api verlangt. Um zu Testen ob es bei einem Datum funktioniert, nimmt man sich eine “einsame” Box die man per bbox korrekt ausgewählt hat und welche in letzter Zeit nicht gefunkt hat. Dann kann man mit einem datum = heute testen, man sollte keine Box zurückbekommen. Wenn man aber ein zweites Datum eingibt, welches soweit in die Vergangenheit zurückgeht wie das letzte Update von der Box kam, dann sollte die Liste nicht mehr leer sein.</text:span></text:p>
      <text:p text:style-name="P8">Minimal:<text:span text:style-name="T5"> Gibt eine reduzierte Ansicht der Daten zurück. Das ist insbesondere hilfreich, wenn man sich z.B. per bbox ein großes Gebiet ausgewählt hat oder ein großes Zeitfenster. Da brauchen die Anfragen sonst echt ewig, aber mit minimal kann man die Antwortzeit deutlich reduzierren. Man muss nur aufpassen, weil die Werte True/False ins Json-Format übersetzt werden müssen (True → “true”).</text:span></text:p>
      <text:p text:style-name="P14"><text:span text:style-name="T1">Phenomenon:</text:span><text:span text:style-name="T5"> Hier kann ein bestimmtes Umweltdaten-Phänomen definiert werden. Es werden dann nur Boxen ausgegegen, die Werte für ebendieses Phänomen besitzen und allen sonstigen Kriterien entsprechen. </text:span><text:span text:style-name="T10">Zusätzlich zum Phenomän muss noch ein Datumsbereich </text:span><text:span text:style-name="T11">(mind. 1 </text:span><text:span text:style-name="T12">von 2</text:span><text:span text:style-name="T11"> Datum)</text:span><text:span text:style-name="T10"> </text:span><text:soft-page-break/><text:span text:style-name="T10">angegeben werden, weil bestimmte Sensoren an Boxen ja nur manchmal aktiv sein können, bzw. Boxen sich verändern, z.B. durch das entfernen/hinzufügen eines Sensors. </text:span><text:span text:style-name="T9">Bei</text:span><text:span text:style-name="T10">m</text:span><text:span text:style-name="T9"> Naming der Phänomene verlässt sich die OpenSenseMap jedoch auf Ihre User, die dann selber festlegen können, ob es “rel. Luftfeuchte” oder “relative Luftfeuchtigkeit” oder “Humidity” heißt. Das Programm muss genau den richtigen Wortlaut im API-Call treffen, sonst geht es an ihm vorbei.</text:span></text:p>
      <text:p text:style-name="P10">Grouptag:<text:span text:style-name="T5"> Boxen können anhand des Grouptags (Ein wort) zu einer Gruppe zusammengefasst werden. </text:span></text:p>
      <text:p text:style-name="P16"><text:span text:style-name="T6">T</text:span><text:span text:style-name="T5">esting:</text:span></text:p>
      <text:p text:style-name="P38"><text:span text:style-name="T30">Integration Tests:</text:span><text:span text:style-name="T31"> </text:span><text:span text:style-name="T32">Tests, die mit der API interagieren. Die meisten dieser Tests können mit der Test-API abgehandelt werden. Es gibt jedoch einige wenige Tests (wie z.B. die mit Datumsangaben), welche nur mit der Live-API getestet werden können. Die Latenz der Test-API ist deutlich schneller und durch Tests mit der Live-API wird die gesamte Testdauer deutlich erhöht.</text:span></text:p>
      <text:p text:style-name="P38"><text:span text:style-name="T30">Unit Tests:</text:span><text:span text:style-name="T31"> </text:span><text:span text:style-name="T32">Simple Tests, die überprüfen, ob bestimmte Werte ordentlich geprüft werden, oder ob die Funktionen die Bedienungsrichtlinien prüfen und ggf. einhalten. </text:span><text:span text:style-name="T33">Generell muss auch überlegt, ob die Programmlogik von mir bestimmte Fehler abfangen soll, oder ob das die SenseMapApi übernimmt. Beispielsweise prüft die API an zahlreichen Stellen schon, ob Werte Sinn machen (z.B. die bbox wird logisch auf geo-Format geprüft) oder ob Werte formal Korrekt sind (vorhanden, anzahl, usw). Auch die Error-Responses werden von der API zurückgegeben und sind sehr aussagekräftig. Wenn ich jetzt ein Error-Handling einbaue und Logik-Prüfungen mache, die API dann aber Ihre Logik wieder ändert, muss ich auch meinen Programm-Code wieder ändern. Es gibt nur wenige Vorteile, die Tests selber bei mir im Code zu implementieren und nicht lieber mich auf die Prüfung der API zu verlassen. Z.B. entlaste ich dadurch die API deutlich, weil der Request gar nicht rausgeht und so mein Programm schneller wird. Auch kann ich selber festlegen, was für Error-Responses geschickt werden (wobei die der Sensemapi sehr aussagekräftig sind).</text:span></text:p>
      <text:p text:style-name="P15"><text:span text:style-name="T6">E</text:span><text:span text:style-name="T5">rror Handling: </text:span></text:p>
      <text:p text:style-name="P9"><text:span text:style-name="T16">502:</text:span><text:span text:style-name="T7"> Es kam einmal zum Aussetzer serverseitig. Im Response.json konnte die Error Message nicht richtig geparsed werden. Serverseitige Aussetzer müssen insbesondere deswegen einkalkuliert werden, weil das Projekt ja ohne Garantie läuft.</text:span></text:p>
      <text:p text:style-name="P17"><text:span text:style-name="T3">Minimal:</text:span><text:span text:style-name="T8"> Es gibt beim API-Call von “get-boxes” die Möglichkeit, den Parameter minimal=true einzustellen. Das hat den Effekt, dass nur ein minimales set of box metadata bestehend aus: [_id, updatedAt, currentLocation, exposure, name] zurückgeliefert wird, damit man eine schnelle Antwort bekommt. Werden dann zusätzliche Parameter, wie z.B. eine Eingrenzung mittels Datum vorgenommen, wird diese Einstellung ignoriert und die API antwortet so, als hätte man keine Angaben gemacht</text:span></text:p>
      <text:p text:style-name="P40"><text:span text:style-name="T20">Test-API:</text:span><text:span text:style-name="T24"> Es gibt eine </text:span><text:span text:style-name="T25">Test-API URL = </text:span><text:a xlink:type="simple" xlink:href="https://api.testing.opensensemap.org/" text:style-name="Internet_20_link" text:visited-style-name="Visited_20_Internet_20_Link">https://api.testing.opensensemap.org</text:a><text:span text:style-name="T25"> – Für welche Zwecke diese genau gut ist, weiß ich noch nicht genau. Dafür wurde ein Ticket im SenseBox Forum eröffnet (</text:span><text:a xlink:type="simple" xlink:href="https://forum.sensebox.de/t/sensebox-api-writing-unit-tests-with-test-api/735" text:style-name="Internet_20_link" text:visited-style-name="Visited_20_Internet_20_Link">https://forum.sensebox.de/t/sensebox-api-writing-unit-tests-with-test-api/735</text:a><text:span text:style-name="T25">) . Beobachtungen zu Folge, sind die API-Antworten unter der Test-URL aber vordefiniert. Es können z.B. keine Datumsangaben gemacht werden, bzw. Diese sorgen dafür, dass man eine leere Liste zurückbekommt. Ich vermute: In dieser API ist nur ein ganz kleiner, begrenzter Datensatz abgespeichert. </text:span><text:span text:style-name="T26">Und man bekommt nur dann Antworten, wenn man genau auf einen dieser Datensätze antriggert (z.B. ganzer Raum Berlin, 2018). </text:span><text:span text:style-name="T27">Ein Verdacht konnte sich jedoch nicht </text:span><text:soft-page-break/><text:span text:style-name="T27">erhärten: Die Test-API liefert andere Ergebnisse, als die Live-API bei Verwendung von minimal=True. </text:span><text:span text:style-name="T28">Es gibt (fast) gar keine Aktiven Boxen in der Test-API. Vermutlich ist das geplant so. </text:span></text:p>
      <text:p text:style-name="P39"><text:span text:style-name="T29">E</text:span><text:span text:style-name="T23">ine Nachfrage beim Betreiber der SenseMapi hat ergeben, dass die Test-API den developement Stand der OSM Api wiederspiegelt. Es gibt dort keine Aktiven Boxen, also Boxen mit Messwerten, sondern nur inaktive Boxen mit Placebo initialisier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apple-system" svg:font-family="apple-system, BlinkMacSystemFont, 'Segoe UI', Roboto, 'Noto Sans', Ubuntu, Cantarell, 'Helvetica Neue', sans-serif, 'Apple Color Emoji', 'Segoe UI Emoji', 'Segoe UI Symbol', 'Noto Color Emoji'"/>
    <style:font-face style:name="monospace" svg:font-family="monospace"/>
    <style:font-face style:name="FreeSans1" svg:font-family="FreeSans" style:font-family-generic="swiss"/>
    <style:font-face style:name="Noto Sans CJK SC Regular" svg:font-family="'Noto Sans CJK SC Regular'"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wiss"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fo:language="de" fo:country="DE" officeooo:rsid="000c2f52"/>
    </style:style>
    <style:style style:name="List" style:family="paragraph" style:parent-style-name="Text_20_body" style:class="list">
      <style:text-properties style:font-name-asian="Noto Sans CJK SC Regular" style:font-family-asian="'Noto Sans CJK SC Regular'" style:font-family-generic-asian="swis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name-asian="Noto Sans CJK SC Regular" style:font-family-asian="'Noto Sans CJK SC Regular'" style:font-family-generic-asian="swiss"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sian="Noto Sans CJK SC Regular" style:font-family-asian="'Noto Sans CJK SC Regular'" style:font-family-generic-asian="swis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10-07T17:23:21.227014795</meta:creation-date>
    <dc:date>2019-11-12T18:43:29.834959769</dc:date>
    <meta:editing-duration>P2DT7H51M32S</meta:editing-duration>
    <meta:editing-cycles>30</meta:editing-cycles>
    <meta:generator>LibreOffice/6.3.2.2$Linux_X86_64 LibreOffice_project/30$Build-2</meta:generator>
    <meta:document-statistic meta:table-count="0" meta:image-count="0" meta:object-count="0" meta:page-count="6" meta:paragraph-count="60" meta:word-count="2090" meta:character-count="14606" meta:non-whitespace-character-count="12572"/>
  </office:meta>
</office:document-meta>
</file>